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kkadian" svg:font-family="Akkadi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c308"/>
    </style:style>
    <style:style style:name="P2" style:family="paragraph" style:parent-style-name="Standard">
      <style:text-properties officeooo:paragraph-rsid="00139c02"/>
    </style:style>
    <style:style style:name="P3" style:family="paragraph" style:parent-style-name="Standard">
      <style:text-properties fo:font-style="normal" fo:font-weight="bold" officeooo:paragraph-rsid="00139c02" style:font-style-asian="normal" style:font-weight-asian="bold" style:font-style-complex="normal" style:font-weight-complex="bold"/>
    </style:style>
    <style:style style:name="P4" style:family="paragraph" style:parent-style-name="kode">
      <style:text-properties officeooo:paragraph-rsid="00157785"/>
    </style:style>
    <style:style style:name="P5" style:family="paragraph" style:parent-style-name="kode">
      <style:text-properties officeooo:paragraph-rsid="0016625e"/>
    </style:style>
    <style:style style:name="P6" style:family="paragraph" style:parent-style-name="kode">
      <style:text-properties officeooo:paragraph-rsid="0018355e"/>
    </style:style>
    <style:style style:name="P7" style:family="paragraph" style:parent-style-name="kode">
      <style:text-properties officeooo:paragraph-rsid="0019e708"/>
    </style:style>
    <style:style style:name="T1" style:family="text">
      <style:text-properties officeooo:rsid="0011c308"/>
    </style:style>
    <style:style style:name="T2" style:family="text">
      <style:text-properties officeooo:rsid="00139c02"/>
    </style:style>
    <style:style style:name="T3" style:family="text">
      <style:text-properties officeooo:rsid="00157785"/>
    </style:style>
    <style:style style:name="T4" style:family="text">
      <style:text-properties officeooo:rsid="0016625e"/>
    </style:style>
    <style:style style:name="T5" style:family="text">
      <style:text-properties officeooo:rsid="0018355e"/>
    </style:style>
    <style:style style:name="T6" style:family="text">
      <style:text-properties officeooo:rsid="0019e708"/>
    </style:style>
    <style:style style:name="T7" style:family="text">
      <style:text-properties officeooo:rsid="001cff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Upload menggunakan ajax</text:span></text:h>
      <text:p text:style-name="P1"><text:span text:style-name="T1"/></text:p>
      <text:p text:style-name="P2"><text:span text:style-name="T2">Library yang diperlukan :</text:span></text:p>
      <text:p text:style-name="P3"><text:span text:style-name="T2">jquery.</text:span><text:span text:style-name="T7">js</text:span><text:span text:style-name="T2">, ajaxupload.js</text:span></text:p>
      <text:p text:style-name="P1"><text:span text:style-name="T3">Di view </text:span><text:span text:style-name="T1">Pada inisialisasi javascript tambahkan script berikut:</text:span></text:p>
      <text:p text:style-name="P1"><text:span text:style-name="T1"/></text:p>
      <text:p text:style-name="P7"><text:span text:style-name="T6">&lt;head&gt;</text:span></text:p>
      <text:p text:style-name="P5"><text:span text:style-name="T4">&lt;script type='text/javascript'&gt;</text:span></text:p>
      <text:p text:style-name="kode"><text:span text:style-name="T1"><text:tab/>var btnUpload=$('#pilih_gambar');</text:span></text:p>
      <text:p text:style-name="kode"><text:span text:style-name="T1"><text:tab/>var status=$('#status');</text:span></text:p>
      <text:p text:style-name="kode"><text:span text:style-name="T1"><text:tab/>new AjaxUpload(btnUpload, {</text:span></text:p>
      <text:p text:style-name="kode"><text:span text:style-name="T1"><text:tab/><text:tab/>action: thisdomain+'adm/upload_file',</text:span></text:p>
      <text:p text:style-name="kode"><text:span text:style-name="T1"><text:tab/><text:tab/>name: 'uploadfile',</text:span></text:p>
      <text:p text:style-name="kode"><text:span text:style-name="T1"><text:tab/><text:tab/>onSubmit: function(file, ext){</text:span></text:p>
      <text:p text:style-name="kode"><text:span text:style-name="T1"><text:tab/><text:tab/><text:tab/>if (! (ext &amp;&amp; /^(jpg|png|jpeg|gif)$/.test(ext))){ </text:span></text:p>
      <text:p text:style-name="kode"><text:span text:style-name="T1"><text:s text:c="10"/>// extension is not allowed </text:span></text:p>
      <text:p text:style-name="kode"><text:span text:style-name="T1"><text:tab/><text:tab/><text:tab/><text:tab/>status.text('Only JPG, PNG or GIF files are allowed');</text:span></text:p>
      <text:p text:style-name="kode"><text:span text:style-name="T1"><text:tab/><text:tab/><text:tab/><text:tab/>return false;</text:span></text:p>
      <text:p text:style-name="kode"><text:span text:style-name="T1"><text:tab/><text:tab/><text:tab/>}</text:span></text:p>
      <text:p text:style-name="kode"><text:span text:style-name="T1"><text:tab/><text:tab/><text:tab/>status.text('Uploading...');</text:span></text:p>
      <text:p text:style-name="kode"><text:span text:style-name="T1"><text:tab/><text:tab/>},</text:span></text:p>
      <text:p text:style-name="kode"><text:span text:style-name="T1"><text:tab/><text:tab/>onComplete: function(file, response){</text:span></text:p>
      <text:p text:style-name="kode"><text:span text:style-name="T1"><text:tab/><text:tab/><text:tab/>//update_userpic(file);</text:span></text:p>
      <text:p text:style-name="kode"><text:span text:style-name="T1"><text:tab/><text:tab/><text:tab/>//On completion clear the status</text:span></text:p>
      <text:p text:style-name="kode"><text:span text:style-name="T1"><text:tab/><text:tab/><text:tab/>status.text('');</text:span></text:p>
      <text:p text:style-name="kode"><text:span text:style-name="T1"><text:tab/>//Add uploaded file to list</text:span></text:p>
      <text:p text:style-name="kode"><text:span text:style-name="T1"><text:tab/>if(response==="success"){</text:span></text:p>
      <text:p text:style-name="kode"><text:span text:style-name="T1"><text:tab/><text:tab/>alert('sukses bro');</text:span></text:p>
      <text:p text:style-name="kode"><text:span text:style-name="T1"><text:tab/>}</text:span></text:p>
      <text:p text:style-name="kode"><text:span text:style-name="T1"/></text:p>
      <text:p text:style-name="kode"><text:span text:style-name="T1">…</text:span></text:p>
      <text:p text:style-name="P5"><text:span text:style-name="T4">&lt;/script&gt;</text:span></text:p>
      <text:p text:style-name="P7"><text:span text:style-name="T6">&lt;/head&gt;</text:span></text:p>
      <text:p text:style-name="P6"><text:span text:style-name="T5">&lt;body&gt;</text:span></text:p>
      <text:p text:style-name="P6"><text:span text:style-name="T5">...</text:span></text:p>
      <text:p text:style-name="P4"><text:span text:style-name="T3">&lt;span id='status'&gt;&lt;/span&gt;</text:span></text:p>
      <text:p text:style-name="P4"><text:span text:style-name="T3">&lt;span id='pilih_gambar'&gt;Pilih&lt;/span&gt;</text:span></text:p>
      <text:p text:style-name="P4"><text:span text:style-name="T3">…</text:span></text:p>
      <text:p text:style-name="P6"><text:span text:style-name="T5">&lt;/body&gt;</text:span></text:p>
      <text:p text:style-name="kode"><text:span text:style-name="T1"/></text:p>
      <text:p text:style-name="P1"><text:span text:style-name="T1">Pada file controller, tambahkan fungsi upload_file sebagai berikut:</text:span></text:p>
      <text:p text:style-name="P1"><text:span text:style-name="T1"/></text:p>
      <text:p text:style-name="kode"><text:soft-page-break/><text:span text:style-name="T1"><text:tab/>function upload_file(){</text:span></text:p>
      <text:p text:style-name="kode"><text:span text:style-name="T1"><text:tab/><text:tab/>$uploaddir = './media/'; </text:span></text:p>
      <text:p text:style-name="kode"><text:span text:style-name="T1"><text:tab/><text:tab/>$file = $uploaddir . basename($_FILES['uploadfile']['name']); </text:span></text:p>
      <text:p text:style-name="kode"><text:span text:style-name="T1"><text:tab/><text:tab/> </text:span></text:p>
      <text:p text:style-name="kode"><text:span text:style-name="T1"><text:tab/><text:tab/>if (move_uploaded_file($_FILES['uploadfile']['tmp_name'], $file)) { </text:span></text:p>
      <text:p text:style-name="kode"><text:span text:style-name="T1"><text:tab/><text:tab/><text:tab/>echo "success"; </text:span></text:p>
      <text:p text:style-name="kode"><text:span text:style-name="T1"><text:tab/><text:tab/>} else {</text:span></text:p>
      <text:p text:style-name="kode"><text:span text:style-name="T1"><text:tab/><text:tab/><text:tab/>echo "error";</text:span></text:p>
      <text:p text:style-name="kode"><text:span text:style-name="T1"><text:tab/><text:tab/>}<text:tab/><text:tab/></text:span></text:p>
      <text:p text:style-name="kode"><text:span text:style-name="T1"><text:tab/>}</text:span></text:p>
      <text:p text:style-name="kode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kkadian" svg:font-family="Akkadi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kode" style:family="paragraph" style:parent-style-name="Standard" style:class="text">
      <style:text-properties style:font-name="Akkadian" fo:font-size="9pt" style:font-size-asian="9pt" style:font-size-complex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ji </meta:initial-creator>
    <meta:creation-date>2013-11-12T09:00:50</meta:creation-date>
    <dc:date>2013-11-12T09:12:54</dc:date>
    <dc:creator>puji </dc:creator>
    <meta:editing-duration>PT5M49S</meta:editing-duration>
    <meta:editing-cycles>9</meta:editing-cycles>
    <meta:generator>LibreOffice/4.0.2.2$Linux_x86 LibreOffice_project/400m0$Build-2</meta:generator>
    <meta:document-statistic meta:table-count="0" meta:image-count="0" meta:object-count="0" meta:page-count="2" meta:paragraph-count="47" meta:word-count="118" meta:character-count="1154" meta:non-whitespace-character-count="999"/>
  </office:meta>
</office:document-meta>
</file>